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4" style:family="table">
      <style:table-properties style:width="17.027cm" fo:margin-left="-0.026cm" fo:margin-right="0cm" table:align="margins"/>
    </style:style>
    <style:style style:name="Tabell4.A" style:family="table-column">
      <style:table-column-properties style:column-width="4.262cm" style:rel-column-width="16402*"/>
    </style:style>
    <style:style style:name="Tabell4.C" style:family="table-column">
      <style:table-column-properties style:column-width="4.24cm" style:rel-column-width="16320*"/>
    </style:style>
    <style:style style:name="Tabell4.D" style:family="table-column">
      <style:table-column-properties style:column-width="4.263cm" style:rel-column-width="16411*"/>
    </style:style>
    <style:style style:name="Tabel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4.D1" style:family="table-cell">
      <style:table-cell-properties fo:padding="0.097cm" fo:border="0.002cm solid #000000"/>
    </style:style>
    <style:style style:name="Tabell4.A2" style:family="table-cell">
      <style:table-cell-properties fo:padding="0.097cm" fo:border-left="0.002cm solid #000000" fo:border-right="none" fo:border-top="none" fo:border-bottom="0.002cm solid #000000"/>
    </style:style>
    <style:style style:name="Tabell4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" style:family="table">
      <style:table-properties style:width="17.027cm" fo:margin-left="-0.026cm" fo:margin-right="0cm" table:align="margins"/>
    </style:style>
    <style:style style:name="Tabell3.A" style:family="table-column">
      <style:table-column-properties style:column-width="4.262cm" style:rel-column-width="16402*"/>
    </style:style>
    <style:style style:name="Tabell3.C" style:family="table-column">
      <style:table-column-properties style:column-width="4.24cm" style:rel-column-width="16320*"/>
    </style:style>
    <style:style style:name="Tabell3.D" style:family="table-column">
      <style:table-column-properties style:column-width="4.263cm" style:rel-column-width="16411*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3.D1" style:family="table-cell">
      <style:table-cell-properties fo:padding="0.097cm" fo:border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4.249cm" style:rel-column-width="16380*"/>
    </style:style>
    <style:style style:name="Tabell1.B" style:family="table-column">
      <style:table-column-properties style:column-width="4.251cm" style:rel-column-width="16387*"/>
    </style:style>
    <style:style style:name="Tabell1.D" style:family="table-column">
      <style:table-column-properties style:column-width="4.251cm" style:rel-column-width="16388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1.D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4.249cm" style:rel-column-width="16380*"/>
    </style:style>
    <style:style style:name="Tabell2.B" style:family="table-column">
      <style:table-column-properties style:column-width="4.251cm" style:rel-column-width="16387*"/>
    </style:style>
    <style:style style:name="Tabell2.D" style:family="table-column">
      <style:table-column-properties style:column-width="4.251cm" style:rel-column-width="16388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2.D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0pt" style:text-underline-style="non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text-properties fo:color="#800080" style:font-name="Ari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font-name="Arial" fo:font-size="10pt" fo:letter-spacing="normal" fo:font-style="normal" style:text-underline-style="none" style:text-blinking="false" style:font-size-asian="10pt" style:font-size-complex="10pt"/>
    </style:style>
    <style:style style:name="P7" style:family="paragraph" style:parent-style-name="Table_20_Contents">
      <style:text-properties style:font-name="Arial" fo:font-size="10pt" style:font-size-asian="10pt" style:font-size-complex="10pt"/>
    </style:style>
    <style:style style:name="P8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color="#800080" style:font-name="Arial" fo:font-size="10pt" style:font-size-asian="10pt" style:font-size-complex="10pt"/>
    </style:style>
    <style:style style:name="P10" style:family="paragraph" style:parent-style-name="Table_20_Contents">
      <style:text-properties style:font-name="Arial" fo:font-size="10pt" style:font-size-asian="10pt" style:font-size-complex="10pt"/>
    </style:style>
    <style:style style:name="P11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Heading_20_1">
      <style:paragraph-properties fo:text-align="start" style:justify-single-word="false"/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P13" style:family="paragraph" style:parent-style-name="Heading_20_1">
      <style:paragraph-properties fo:text-align="start" style:justify-single-word="false"/>
      <style:text-properties style:font-name="Arial"/>
    </style:style>
    <style:style style:name="P14" style:family="paragraph" style:parent-style-name="Heading_20_1">
      <style:paragraph-properties fo:text-align="start" style:justify-single-word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T4" style:family="text">
      <style:text-properties fo:font-variant="normal" fo:text-transform="none" fo:color="#333333" style:text-line-through-style="none" fo:font-size="18pt" fo:letter-spacing="normal" fo:font-style="normal" style:text-underline-style="none" style:text-blinking="false" style:font-size-asian="18pt" style:font-size-complex="18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Tidrapport, Vecka 19 (Iteration 4, Construc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4" table:style-name="Tabell4">
        <table:table-column table:style-name="Tabell4.A" table:number-columns-repeated="2"/>
        <table:table-column table:style-name="Tabell4.C"/>
        <table:table-column table:style-name="Tabell4.D"/>
        <table:table-row>
          <table:table-cell table:style-name="Tabell4.A1" office:value-type="string">
            <text:p text:style-name="P7">Se över kravspecifikation</text:p>
          </table:table-cell>
          <table:table-cell table:style-name="Tabell4.B1" office:value-type="float" office:value="0.5">
            <text:p text:style-name="P7">0,5</text:p>
          </table:table-cell>
          <table:table-cell table:style-name="Tabell4.B1" office:value-type="float" office:value="0.5">
            <text:p text:style-name="P7">0,5</text:p>
          </table:table-cell>
          <table:table-cell table:style-name="Tabell4.D1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Se över vision</text:p>
          </table:table-cell>
          <table:table-cell table:style-name="Tabell4.B2" office:value-type="float" office:value="0.5">
            <text:p text:style-name="P7">0,5</text:p>
          </table:table-cell>
          <table:table-cell table:style-name="Tabell4.B2" office:value-type="float" office:value="0.5">
            <text:p text:style-name="P7">0,5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er från kravlista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Fixa get_the_excerpt() i sidebaren på startsidan, för att visa text från nyhetsinläggen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Koppla ihop plugin med rätt plats i temat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Implementera databasen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B2">
            <text:p text:style-name="P7"/>
          </table:table-cell>
          <table:table-cell table:style-name="Tabell4.D2" office:value-type="string">
            <text:p text:style-name="P7">Ej påbörjad</text:p>
          </table:table-cell>
        </table:table-row>
        <table:table-row>
          <table:table-cell table:style-name="Tabell4.A2" office:value-type="string">
            <text:p text:style-name="P7">Lägg till tabelldata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B2">
            <text:p text:style-name="P7"/>
          </table:table-cell>
          <table:table-cell table:style-name="Tabell4.D2" office:value-type="string">
            <text:p text:style-name="P7">Ej påbörjad</text:p>
          </table:table-cell>
        </table:table-row>
        <table:table-row>
          <table:table-cell table:style-name="Tabell4.A2" office:value-type="string">
            <text:p text:style-name="P7">Testhämta data ur databasen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>
            <text:p text:style-name="P7"/>
          </table:table-cell>
          <table:table-cell table:style-name="Tabell4.D2" office:value-type="string">
            <text:p text:style-name="P7">Ej påbörjad</text:p>
          </table:table-cell>
        </table:table-row>
        <table:table-row>
          <table:table-cell table:style-name="Tabell4.A2" office:value-type="string">
            <text:p text:style-name="P7">Grundläggande php-arkitektur för pluginet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>
            <text:p text:style-name="P7"/>
          </table:table-cell>
          <table:table-cell table:style-name="Tabell4.D2" office:value-type="string">
            <text:p text:style-name="P7">Ej påbörjad</text:p>
          </table:table-cell>
        </table:table-row>
        <table:table-row>
          <table:table-cell table:style-name="Tabell4.A2" office:value-type="string">
            <text:p text:style-name="P7">Hämta ut full tabelldata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>
            <text:p text:style-name="P7"/>
          </table:table-cell>
          <table:table-cell table:style-name="Tabell4.D2" office:value-type="string">
            <text:p text:style-name="P7">Ej påbörjad</text:p>
          </table:table-cell>
        </table:table-row>
        <table:table-row>
          <table:table-cell table:style-name="Tabell4.A2" office:value-type="string">
            <text:p text:style-name="P7">Snygga till visning av data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>
            <text:p text:style-name="P7"/>
          </table:table-cell>
          <table:table-cell table:style-name="Tabell4.D2" office:value-type="string">
            <text:p text:style-name="P7">Ej påbörjad</text:p>
          </table:table-cell>
        </table:table-row>
        <table:table-row>
          <table:table-cell table:style-name="Tabell4.A2" office:value-type="string">
            <text:p text:style-name="P7">Handledning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er och testdokumentation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0.5">
            <text:p text:style-name="P7">0,5</text:p>
          </table:table-cell>
          <table:table-cell table:style-name="Tabell4.D2" office:value-type="string">
            <text:p text:style-name="P7">Påbörjad</text:p>
          </table:table-cell>
        </table:table-row>
        <table:table-row>
          <table:table-cell table:style-name="Tabell4.A2" office:value-type="string">
            <text:p text:style-name="P8">Tid totalt</text:p>
          </table:table-cell>
          <table:table-cell table:style-name="Tabell4.A2" office:value-type="string">
            <text:p text:style-name="P8">Skattad: 30</text:p>
          </table:table-cell>
          <table:table-cell table:style-name="Tabell4.A2" office:value-type="string">
            <text:p text:style-name="P8">Verklig: </text:p>
          </table:table-cell>
          <table:table-cell table:style-name="Tabell4.D2" office:value-type="string">
            <text:p text:style-name="P8">80,5 sedan tidigare</text:p>
            <text:p text:style-name="P8">Totalt: </text:p>
          </table:table-cell>
        </table:table-row>
      </table:table>
      <text:h text:style-name="P12" text:outline-level="1"/>
      <text:h text:style-name="P12" text:outline-level="1">Tidrapport, Vecka 18 (Iteration 3, Elabora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3" table:style-name="Tabell3">
        <table:table-column table:style-name="Tabell3.A" table:number-columns-repeated="2"/>
        <table:table-column table:style-name="Tabell3.C"/>
        <table:table-column table:style-name="Tabell3.D"/>
        <table:table-row>
          <table:table-cell table:style-name="Tabell3.A1" office:value-type="string">
            <text:p text:style-name="P9">Gör samlingssida, gränssnitt</text:p>
          </table:table-cell>
          <table:table-cell table:style-name="Tabell3.B1" office:value-type="float" office:value="1">
            <text:p text:style-name="P9">1</text:p>
          </table:table-cell>
          <table:table-cell table:style-name="Tabell3.B1" office:value-type="float" office:value="0">
            <text:p text:style-name="P9">0</text:p>
          </table:table-cell>
          <table:table-cell table:style-name="Tabell3.D1" office:value-type="string">
            <text:p text:style-name="P9">Senareläggs</text:p>
          </table:table-cell>
        </table:table-row>
        <table:table-row>
          <table:table-cell table:style-name="Tabell3.A2" office:value-type="string">
            <text:p text:style-name="P7">Skapa pluginfiler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B2" office:value-type="float" office:value="0">
            <text:p text:style-name="P7">0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Aktivera plugin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Testa DB-koppling</text:p>
          </table:table-cell>
          <table:table-cell table:style-name="Tabell3.B2" office:value-type="float" office:value="1">
            <text:p text:style-name="P7">1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Gör sidan i HTML (inkl responsiv css)</text:p>
          </table:table-cell>
          <table:table-cell table:style-name="Tabell3.B2" office:value-type="float" office:value="8">
            <text:p text:style-name="P7">8</text:p>
          </table:table-cell>
          <table:table-cell table:style-name="Tabell3.B2" office:value-type="float" office:value="4">
            <text:p text:style-name="P7">4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Kontaktformulär i footer</text:p>
          </table:table-cell>
          <table:table-cell table:style-name="Tabell3.B2" office:value-type="float" office:value="3">
            <text:p text:style-name="P7">3</text:p>
          </table:table-cell>
          <table:table-cell table:style-name="Tabell3.B2" office:value-type="float" office:value="2">
            <text:p text:style-name="P7">2</text:p>
          </table:table-cell>
          <table:table-cell table:style-name="Tabell3.D2" office:value-type="string">
            <text:p text:style-name="P7">Påbörjad, men senareläggs</text:p>
          </table:table-cell>
        </table:table-row>
        <table:table-row>
          <table:table-cell table:style-name="Tabell3.A2" office:value-type="string">
            <text:p text:style-name="P7">Bryt ut till WP-tema</text:p>
          </table:table-cell>
          <table:table-cell table:style-name="Tabell3.B2" office:value-type="float" office:value="8">
            <text:p text:style-name="P7">8</text:p>
          </table:table-cell>
          <table:table-cell table:style-name="Tabell3.B2" office:value-type="float" office:value="12">
            <text:p text:style-name="P7">12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8">Tid totalt</text:p>
          </table:table-cell>
          <table:table-cell table:style-name="Tabell3.A2" office:value-type="string">
            <text:p text:style-name="P8">Skattad: 21 +1</text:p>
          </table:table-cell>
          <table:table-cell table:style-name="Tabell3.A2" office:value-type="string">
            <text:p text:style-name="P8">Verklig: 19 + 0</text:p>
          </table:table-cell>
          <table:table-cell table:style-name="Tabell3.D2" office:value-type="string">
            <text:p text:style-name="P8">Totalt i kursen:</text:p>
            <text:p text:style-name="P8">(52,5 + 19) + (9 + 0) </text:p>
            <text:p text:style-name="P8"><text:soft-page-break/>= 71,5 + 9</text:p>
            <text:p text:style-name="P8">= 80,5 </text:p>
          </table:table-cell>
        </table:table-row>
      </table:table>
      <text:h text:style-name="P13" text:outline-level="1"><text:span text:style-name="T1">Tidrapport, </text:span><text:span text:style-name="T4">Vecka 17 (Iteration 2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1" table:style-name="Tabell1">
        <table:table-column table:style-name="Tabell1.A"/>
        <table:table-column table:style-name="Tabell1.B"/>
        <table:table-column table:style-name="Tabell1.A"/>
        <table:table-column table:style-name="Tabell1.D"/>
        <table:table-row>
          <table:table-cell table:style-name="Tabell1.A1" office:value-type="string">
            <text:p text:style-name="P9">Redovisa workshop, gränssnitt</text:p>
          </table:table-cell>
          <table:table-cell table:style-name="Tabell1.B1" office:value-type="float" office:value="1">
            <text:p text:style-name="P9">1</text:p>
          </table:table-cell>
          <table:table-cell table:style-name="Tabell1.B1" office:value-type="float" office:value="1.5">
            <text:p text:style-name="P9">1,5</text:p>
          </table:table-cell>
          <table:table-cell table:style-name="Tabell1.D1" office:value-type="string">
            <text:p text:style-name="P9">Klar</text:p>
          </table:table-cell>
        </table:table-row>
        <table:table-row>
          <table:table-cell table:style-name="Tabell1.A2" office:value-type="string">
            <text:p text:style-name="P7">Fortsätt med kravlista/kravspec</text:p>
          </table:table-cell>
          <table:table-cell table:style-name="Tabell1.B2" office:value-type="float" office:value="2">
            <text:p text:style-name="P7">2</text:p>
          </table:table-cell>
          <table:table-cell table:style-name="Tabell1.B2" office:value-type="float" office:value="1">
            <text:p text:style-name="P7">1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7">Gör 2 st wp plugin basic</text:p>
          </table:table-cell>
          <table:table-cell table:style-name="Tabell1.B2" office:value-type="float" office:value="4">
            <text:p text:style-name="P7">4</text:p>
          </table:table-cell>
          <table:table-cell table:style-name="Tabell1.B2" office:value-type="float" office:value="5">
            <text:p text:style-name="P7">5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7">Gör 2 st wp plugin med MySQL</text:p>
          </table:table-cell>
          <table:table-cell table:style-name="Tabell1.B2" office:value-type="float" office:value="6">
            <text:p text:style-name="P7">6</text:p>
          </table:table-cell>
          <table:table-cell table:style-name="Tabell1.B2" office:value-type="float" office:value="7">
            <text:p text:style-name="P7">7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8">Tid totalt</text:p>
          </table:table-cell>
          <table:table-cell table:style-name="Tabell1.A2" office:value-type="string">
            <text:p text:style-name="P8">Skattad: 13 h</text:p>
          </table:table-cell>
          <table:table-cell table:style-name="Tabell1.A2" office:value-type="string">
            <text:p text:style-name="P8">Verklig: 13 + 1,5</text:p>
          </table:table-cell>
          <table:table-cell table:style-name="Tabell1.D2" office:value-type="string">
            <text:p text:style-name="P8">Totalt i kursen:</text:p>
            <text:p text:style-name="P8">(39,5 + 13) + (7,5 + 1,5) </text:p>
            <text:p text:style-name="P8">= 52,5 + 9</text:p>
            <text:p text:style-name="P8">= 61,5 </text:p>
          </table:table-cell>
        </table:table-row>
      </table:table>
      <text:h text:style-name="P13" text:outline-level="1"><text:span text:style-name="T1">Tidrapport, </text:span><text:span text:style-name="T4">Vecka 16 (Iteration 1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2" table:style-name="Tabell2">
        <table:table-column table:style-name="Tabell2.A"/>
        <table:table-column table:style-name="Tabell2.B"/>
        <table:table-column table:style-name="Tabell2.A"/>
        <table:table-column table:style-name="Tabell2.D"/>
        <table:table-row>
          <table:table-cell table:style-name="Tabell2.A1" office:value-type="string">
            <text:p text:style-name="P7">Gruppmöte </text:p>
          </table:table-cell>
          <table:table-cell table:style-name="Tabell2.B1" office:value-type="float" office:value="1.5">
            <text:p text:style-name="P7">1,5</text:p>
          </table:table-cell>
          <table:table-cell table:style-name="Tabell2.B1" office:value-type="float" office:value="1.5">
            <text:p text:style-name="P7">1,5</text:p>
          </table:table-cell>
          <table:table-cell table:style-name="Tabell2.D1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Förbered WP-tema med template för Boka</text:p>
          </table:table-cell>
          <table:table-cell table:style-name="Tabell2.B2" office:value-type="float" office:value="1">
            <text:p text:style-name="P7">1</text:p>
          </table:table-cell>
          <table:table-cell table:style-name="Tabell2.B2" office:value-type="float" office:value="1">
            <text:p text:style-name="P7">1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9">Föreläsning gränssnitt</text:p>
          </table:table-cell>
          <table:table-cell table:style-name="Tabell2.B2" office:value-type="float" office:value="2">
            <text:p text:style-name="P9">2</text:p>
          </table:table-cell>
          <table:table-cell table:style-name="Tabell2.B2" office:value-type="float" office:value="2">
            <text:p text:style-name="P9">2</text:p>
          </table:table-cell>
          <table:table-cell table:style-name="Tabell2.D2" office:value-type="string">
            <text:p text:style-name="P9">Klar</text:p>
          </table:table-cell>
        </table:table-row>
        <table:table-row>
          <table:table-cell table:style-name="Tabell2.A2" office:value-type="string">
            <text:p text:style-name="P9">Workshop gränssnitt <text:s/></text:p>
          </table:table-cell>
          <table:table-cell table:style-name="Tabell2.B2" office:value-type="float" office:value="3">
            <text:p text:style-name="P9">3</text:p>
          </table:table-cell>
          <table:table-cell table:style-name="Tabell2.B2" office:value-type="float" office:value="3.5">
            <text:p text:style-name="P9">3,5</text:p>
          </table:table-cell>
          <table:table-cell table:style-name="Tabell2.D2" office:value-type="string">
            <text:p text:style-name="P9">Klar</text:p>
          </table:table-cell>
        </table:table-row>
        <table:table-row>
          <table:table-cell table:style-name="Tabell2.A2" office:value-type="string">
            <text:p text:style-name="P7">Läs om WP-plugin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3">
            <text:p text:style-name="P7">3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Läs om WP-databaser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3">
            <text:p text:style-name="P7">3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Gör 2 st wp plugin basic</text:p>
          </table:table-cell>
          <table:table-cell table:style-name="Tabell2.B2" office:value-type="float" office:value="4">
            <text:p text:style-name="P7">4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7">Gör 2 st wp plugin med MySQL</text:p>
          </table:table-cell>
          <table:table-cell table:style-name="Tabell2.B2" office:value-type="float" office:value="6">
            <text:p text:style-name="P7">6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7">Gör fysisk modell för databasen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4">
            <text:p text:style-name="P7">4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Implementera databasen inklusive tabelldata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8">Tid totalt</text:p>
          </table:table-cell>
          <table:table-cell table:style-name="Tabell2.A2" office:value-type="string">
            <text:p text:style-name="P8">Skattad: 25,5 h</text:p>
          </table:table-cell>
          <table:table-cell table:style-name="Tabell2.A2" office:value-type="string">
            <text:p text:style-name="P8">Verklig: 12,5 + 5,5</text:p>
          </table:table-cell>
          <table:table-cell table:style-name="Tabell2.D2" office:value-type="string">
            <text:p text:style-name="P8">Totalt i kursen:</text:p>
            <text:p text:style-name="P8">(27 + 12,5) + (2 + 5,5) </text:p>
            <text:p text:style-name="P8">= 39,5 + 7,5</text:p>
            <text:p text:style-name="P8">= 47</text:p>
          </table:table-cell>
        </table:table-row>
      </table:table>
      <text:h text:style-name="P14" text:outline-level="1"><text:span text:style-name="T1">Tidrapport</text:span><text:span text:style-name="T2">, </text:span><text:span text:style-name="T3">Vecka 15 (Iteration 0, Inception)</text:span></text:h>
      <text:p text:style-name="P2">Arbete med Vision<text:tab/><text:tab/><text:tab/>1 h</text:p>
      <text:p text:style-name="P5">Arbete med logotyp<text:tab/>+ layout<text:tab/>2 h</text:p>
      <text:p text:style-name="P2">Research och planering<text:tab/><text:tab/>1 h</text:p>
      <text:p text:style-name="P2">Arbete med prototyp<text:tab/><text:tab/>2 h</text:p>
      <text:p text:style-name="P2">Arbete med header, navigation<text:tab/></text:p>
      <text:p text:style-name="P2">och responsiv design<text:tab/><text:tab/>3 h</text:p>
      <text:p text:style-name="P2"><text:soft-page-break/>Arbete med dokumentation<text:tab/>2 h</text:p>
      <text:p text:style-name="P2">Kontakt med gruppen<text:tab/><text:tab/>1 h</text:p>
      <text:p text:style-name="P2"/>
      <text:p text:style-name="P2">Denna vecka<text:tab/><text:tab/><text:tab/><text:tab/>10 h</text:p>
      <text:p text:style-name="P4">Totalt i kursen<text:tab/><text:tab/><text:tab/>27 h + 2 h</text:p>
      <text:h text:style-name="P14" text:outline-level="1"><text:span text:style-name="T1">Tidrapport</text:span><text:span text:style-name="T2">, </text:span><text:span text:style-name="T3">Vecka 14 (Iteration -1, Uppstart)</text:span></text:h>
      <text:p text:style-name="P2">Tanketid och brainstorming <text:tab/>2 h<text:line-break/>Research <text:s/><text:tab/><text:tab/><text:tab/><text:tab/>3 h</text:p>
      <text:p text:style-name="P2">Arbete med Vision <text:tab/><text:tab/><text:tab/>3 h</text:p>
      <text:p text:style-name="P2">Läsning av gamla projekt<text:tab/><text:tab/>1 h</text:p>
      <text:p text:style-name="P2">Föreläsning, uppstart <text:tab/><text:tab/>1 h</text:p>
      <text:p text:style-name="P2">Gästföreläsning, drivhuset<text:tab/><text:tab/>4 h</text:p>
      <text:p text:style-name="P2">Komma igång med WordPress <text:tab/>3 h</text:p>
      <text:p text:style-name="P2"/>
      <text:p text:style-name="P2">Denna vecka<text:tab/><text:tab/><text:tab/><text:tab/>17 h</text:p>
      <text:p text:style-name="P2">Totalt<text:tab/><text:tab/><text:tab/><text:tab/><text:tab/>17 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DV430 - Individuellt mjukvaruutvecklingsprojekt</text:p>
        <text:p text:style-name="MP1">Marike Grinde - mg222cd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3:11:04</meta:creation-date>
    <dc:date>2014-05-06T16:02:55</dc:date>
    <meta:editing-duration>P17DT18H50M51S</meta:editing-duration>
    <meta:editing-cycles>124</meta:editing-cycles>
    <meta:generator>OpenOffice.org/3.4.1$Unix OpenOffice.org_project/341m1$Build-9593</meta:generator>
    <meta:document-statistic meta:table-count="4" meta:image-count="0" meta:object-count="0" meta:page-count="3" meta:paragraph-count="186" meta:word-count="496" meta:character-count="2704"/>
  </office:meta>
</office:document-meta>
</file>